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9000001C7B138940F.png"/>
  <manifest:file-entry manifest:media-type="image/png" manifest:full-path="Pictures/1000000000000245000001C7D02E1A24.png"/>
  <manifest:file-entry manifest:media-type="image/png" manifest:full-path="Pictures/1000000000000245000001C7AC6D2B45.png"/>
  <manifest:file-entry manifest:media-type="image/png" manifest:full-path="Pictures/1000000000000241000001C713DB012B.png"/>
  <manifest:file-entry manifest:media-type="image/png" manifest:full-path="Pictures/1000000000000231000001C76E3591FE.png"/>
  <manifest:file-entry manifest:media-type="image/png" manifest:full-path="Pictures/1000000000000241000001C7E98CF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5839in" svg:y="0.9252in" svg:width="1.3173in" draw:z-index="2">
        <draw:text-box fo:min-height="0.311in">
          <text:p text:style-name="Frame_20_contents">Flex-6000</text:p>
        </draw:text-box>
      </draw:frame>
      <draw:frame draw:style-name="fr1" draw:name="Frame2" text:anchor-type="page" text:anchor-page-number="1" svg:x="5.011in" svg:y="0.902in" svg:width="0.7902in" draw:z-index="3">
        <draw:text-box fo:min-height="0.2in">
          <text:p text:style-name="Frame_20_contents">Generic</text:p>
        </draw:text-box>
      </draw:frame>
      <draw:frame draw:style-name="fr1" draw:name="Frame3" text:anchor-type="page" text:anchor-page-number="1" svg:x="1.4071in" svg:y="3.6835in" svg:width="0.7902in" draw:z-index="5">
        <draw:text-box fo:min-height="0.2in">
          <text:p text:style-name="Frame_20_contents">Icom</text:p>
        </draw:text-box>
      </draw:frame>
      <draw:frame draw:style-name="fr1" draw:name="Frame4" text:anchor-type="page" text:anchor-page-number="1" svg:x="5.4902in" svg:y="3.7374in" svg:width="0.7902in" draw:z-index="7">
        <draw:text-box fo:min-height="0.2in">
          <text:p text:style-name="Frame_20_contents">K2</text:p>
        </draw:text-box>
      </draw:frame>
      <draw:frame draw:style-name="fr1" draw:name="Frame5" text:anchor-type="page" text:anchor-page-number="1" svg:x="1.3862in" svg:y="6.7252in" svg:width="0.7902in" draw:z-index="9">
        <draw:text-box fo:min-height="0.2in">
          <text:p text:style-name="Frame_20_contents">K3</text:p>
        </draw:text-box>
      </draw:frame>
      <draw:frame draw:style-name="fr1" draw:name="Frame6" text:anchor-type="page" text:anchor-page-number="1" svg:x="5.6571in" svg:y="6.6626in" svg:width="0.7902in" draw:z-index="11">
        <draw:text-box fo:min-height="0.2in">
          <text:p text:style-name="Frame_20_contents">TS-590</text:p>
        </draw:text-box>
      </draw:frame>
      <text:p text:style-name="Standard"><draw:frame draw:style-name="fr2" draw:name="graphics1" text:anchor-type="paragraph" svg:x="0.1291in" svg:y="0.448in" svg:width="2.5992in" svg:height="2.1728in" draw:z-index="0"><draw:image xlink:href="Pictures/1000000000000229000001C7B138940F.png" xlink:type="simple" xlink:show="embed" xlink:actuate="onLoad"/></draw:frame><draw:frame draw:style-name="fr2" draw:name="graphics2" text:anchor-type="paragraph" svg:x="3.9783in" svg:y="0.302in" svg:width="2.7189in" svg:height="2.3189in" draw:z-index="1"><draw:image xlink:href="Pictures/1000000000000241000001C7E98CFAC2.png" xlink:type="simple" xlink:show="embed" xlink:actuate="onLoad"/></draw:frame><draw:frame draw:style-name="fr2" draw:name="graphics3" text:anchor-type="paragraph" svg:x="0.0772in" svg:y="3.2709in" svg:width="2.7138in" svg:height="2.1417in" draw:z-index="4"><draw:image xlink:href="Pictures/1000000000000231000001C76E3591FE.png" xlink:type="simple" xlink:show="embed" xlink:actuate="onLoad"/></draw:frame><draw:frame draw:style-name="fr2" draw:name="graphics4" text:anchor-type="paragraph" svg:x="4.0516in" svg:y="3.2602in" svg:width="2.6457in" svg:height="2.0791in" draw:z-index="6"><draw:image xlink:href="Pictures/1000000000000241000001C713DB012B.png" xlink:type="simple" xlink:show="embed" xlink:actuate="onLoad"/></draw:frame><draw:frame draw:style-name="fr2" draw:name="graphics5" text:anchor-type="paragraph" svg:x="0.0409in" svg:y="6.3957in" svg:width="2.7602in" svg:height="2.2146in" draw:z-index="8"><draw:image xlink:href="Pictures/1000000000000245000001C7AC6D2B45.png" xlink:type="simple" xlink:show="embed" xlink:actuate="onLoad"/></draw:frame><draw:frame draw:style-name="fr2" draw:name="graphics6" text:anchor-type="paragraph" svg:x="4.0252in" svg:y="6.4791in" svg:width="2.8335in" svg:height="2.1417in" draw:z-index="10"><draw:image xlink:href="Pictures/1000000000000245000001C7D02E1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yne Wright</meta:initial-creator>
    <meta:creation-date>2020-05-22T17:56:23</meta:creation-date>
    <meta:document-statistic meta:table-count="0" meta:image-count="6" meta:object-count="0" meta:page-count="1" meta:paragraph-count="6" meta:word-count="6" meta:character-count="30"/>
    <dc:date>2020-05-22T18:02:49.68</dc:date>
    <dc:creator>Wayne Wright</dc:creator>
    <meta:editing-duration>PT6M27S</meta:editing-duration>
    <meta:editing-cycles>1</meta:editing-cycles>
    <meta:generator>OpenOffice/4.1.6$Win32 OpenOffice.org_project/416m1$Build-9790</meta:generator>
  </office:meta>
</office:document-meta>
</file>